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32pt" style:font-size-asian="32pt" style:font-size-complex="32pt"/>
    </style:style>
    <style:style style:name="P2" style:family="paragraph" style:parent-style-name="Standard">
      <style:paragraph-properties fo:text-align="center" style:justify-single-word="false"/>
      <style:text-properties fo:font-size="32pt" fo:font-weight="bold" style:font-size-asian="32pt" style:font-weight-asian="bold" style:font-size-complex="32pt" style:font-weight-complex="bold"/>
    </style:style>
    <style:style style:name="P3" style:family="paragraph" style:parent-style-name="Standard">
      <style:text-properties fo:font-size="14pt" style:font-size-asian="14pt" style:font-size-complex="14pt"/>
    </style:style>
    <style:style style:name="P4" style:family="paragraph" style:parent-style-name="Standard">
      <style:text-properties fo:font-size="14pt" fo:font-style="italic" style:font-size-asian="14pt" style:font-style-asian="italic" style:font-size-complex="14pt" style:font-style-complex="italic"/>
    </style:style>
    <style:style style:name="P5" style:family="paragraph" style:parent-style-name="Standard">
      <style:paragraph-properties fo:text-align="center" style:justify-single-word="false"/>
      <style:text-properties fo:font-size="20pt" style:font-size-asian="20pt" style:font-size-complex="20pt"/>
    </style:style>
    <style:style style:name="P6" style:family="paragraph" style:parent-style-name="Standard">
      <style:text-properties fo:font-size="14pt" style:font-size-asian="14pt" style:font-size-complex="14pt"/>
    </style:style>
    <style:style style:name="T1" style:family="text">
      <style:text-properties style:text-position="0% 100%" fo:font-weight="bold" style:font-weight-asian="bold" style:font-weight-complex="bold"/>
    </style:style>
    <style:style style:name="T2" style:family="text">
      <style:text-properties style:text-position="0% 100%" fo:font-weight="normal" style:font-weight-asian="normal" style:font-weight-complex="normal"/>
    </style:style>
    <style:style style:name="T3" style:family="text">
      <style:text-properties style:text-position="0% 100%" fo:font-size="18pt" fo:font-weight="bold" style:font-size-asian="18pt" style:font-weight-asian="bold" style:font-size-complex="18pt" style:font-weight-complex="bold"/>
    </style:style>
    <style:style style:name="T4" style:family="text">
      <style:text-properties style:text-position="super 58%"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mall Cancellation</text:p>
      <text:p text:style-name="P2">Necklace File Specification</text:p>
      <text:p text:style-name="P1">Richard Parker 19.1.2012</text:p>
      <text:p text:style-name="P4"/>
      <text:p text:style-name="P4">This is my first draft of the specification of the necklace file. <text:s/>Its intended use at present is to define the interface between a modular group program and the first prototype of a pubcrawl 2-dimensional analysis. <text:s/>It is intended to evolve towards a permanent interface specification between problems that can be converted into something that 2-dimensional analysis can work with, and that analysis.</text:p>
      <text:p text:style-name="P4"/>
      <text:p text:style-name="P5">Section 1 – Introduction</text:p>
      <text:p text:style-name="P3"/>
      <text:p text:style-name="P3">This document specifies the syntax and semantics of a “necklace” file.</text:p>
      <text:p text:style-name="P3"/>
      <text:p text:style-name="P5">Section 2 – The data structure.</text:p>
      <text:p text:style-name="P3"/>
      <text:p text:style-name="P3"><text:span text:style-name="T2">All the fields in this specification, with the exception of the &lt;necklace name&gt; field, are integers separated by whitespace. <text:s/>For human readability it is recommended that newlines are put into sensible places, but this is not a requirement of the specification and the programs must work whatever form that whitespace takes.</text:span></text:p>
      <text:p text:style-name="P3"><text:span text:style-name="T2"/></text:p>
      <text:p text:style-name="P3"><text:span text:style-name="T3">&lt;circle&gt;</text:span><text:span text:style-name="T2">. <text:s/>The first integer (usually on a line by itself) is a quantity called &lt;circle&gt;. <text:s/>This gives the value of a vertex in the same units as the value of a depot. <text:s/>Usually this number (circle) is highly composite, since it is divided by the valency of the various vertices. <text:s/>In those cases where exact division is not possible, circle/valency must be rounded up for correct functioning of the system.</text:span></text:p>
      <text:p text:style-name="P3"><text:span text:style-name="T2"/></text:p>
      <text:p text:style-name="P3"><text:span text:style-name="T3">&lt;pongo order&gt;</text:span><text:span text:style-name="T2">. <text:s/>This gives the number of elements (other than zero) in the pongo. <text:s text:c="2"/>The elements of the pongo are numbered 1 . . . &lt;pongo order&gt;</text:span></text:p>
      <text:p text:style-name="P3"><text:span text:style-name="T2"/></text:p>
      <text:p text:style-name="P3"><text:span text:style-name="T3">&lt;accepting elements&gt;</text:span><text:span text:style-name="T2">. <text:s/>This gives the number of accepting elements in the pongo. <text:s text:c="2"/>The accepting elements of the pongo must be numbered 1 . . . &lt;accepting elements&gt;</text:span></text:p>
      <text:p text:style-name="P3"><text:span text:style-name="T2"/></text:p>
      <text:p text:style-name="P3"><text:span text:style-name="T3">&lt;Pongo Cayley Table&gt;</text:span><text:span text:style-name="T2">. <text:s text:c="2"/>This is a collection of &lt;pongo order&gt;</text:span><text:span text:style-name="T4">2</text:span><text:span text:style-name="T2"> integers, giving the product of all pairs of elements in the pongo, the first integer being 1.1, the second 1.2, the next 1.3 and so on up to 1.&lt;pongo order&gt;. <text:s/>Then comes 2.1, 2.2 etc. and so on. <text:s/>If the two elements cannot be multiplied, the corresponding entry is zero.</text:span></text:p>
      <text:p text:style-name="P3"><text:span text:style-name="T2"/></text:p>
      <text:p text:style-name="P3"><text:span text:style-name="T3">&lt;number of necklace types&gt;</text:span><text:span text:style-name="T2">. <text:s/>This gives the number of different necklace types. <text:s/>The necklaces are numbered 1, 2, . . . &lt;number of necklace types&gt;.</text:span></text:p>
      <text:p text:style-name="P3"><text:span text:style-name="T2"/></text:p>
      <text:p text:style-name="P3"><text:soft-page-break/><text:span text:style-name="T2">For each necklace type, there is a line containing two integers and a name-string. <text:s/>At this point in the specification (and only at this point) there is a requirement that the whitespace be suitable, since the newline is used to terminate the name-string (which may contain spaces).</text:span></text:p>
      <text:p text:style-name="P3"><text:span text:style-name="T2"/></text:p>
      <text:p text:style-name="P3"><text:span text:style-name="T3">&lt;primitive length&gt;</text:span><text:span text:style-name="T2">. <text:s/>This gives the number of beads in the primitive “word” of a necklace. <text:s/>It is therefore also the number of notch-types in the necklace.</text:span></text:p>
      <text:p text:style-name="P3"><text:span text:style-name="T2"/></text:p>
      <text:p text:style-name="P3"><text:span text:style-name="T3">&lt;power&gt;</text:span><text:span text:style-name="T2">. <text:s/>This gives the number of occurrences of the primitive word in the necklace, so that the total number of beads in the necklace is &lt;power&gt; * &lt;primitive length&gt;.</text:span></text:p>
      <text:p text:style-name="P3"><text:span text:style-name="T2"/></text:p>
      <text:p text:style-name="P3"><text:span text:style-name="T3">&lt;name string&gt;</text:span><text:span text:style-name="T2">. <text:s/>This gives a string to be used for human interpretation giving some sort of user name to the necklace. <text:s/>It is not otherwise used by the system. <text:s/>The first character (if any) is the first non-space character after the power, and the last character is the one before the newline character.</text:span></text:p>
      <text:p text:style-name="P3"><text:span text:style-name="T2"/></text:p>
      <text:p text:style-name="P3"><text:span text:style-name="T3">&lt;number of half-edge types&gt;</text:span><text:span text:style-name="T2">. <text:s/>As stated – number of half-edge types. <text:s/>The half-edges types are numbered 1 . . . &lt;number of half-edge types&gt;</text:span></text:p>
      <text:p text:style-name="P3"><text:span text:style-name="T2"/></text:p>
      <text:p text:style-name="P3"><text:span text:style-name="T2">There then follow a list of sets of six numbers, each set describing one half-edge type. <text:s/>The following data therefore occurs that many times. <text:s/>Notice that a half-edge type specifies the string of beads on </text:span><text:span text:style-name="T1">both</text:span><text:span text:style-name="T2"> sides of the edge – not just on its own side.</text:span></text:p>
      <text:p text:style-name="P3"><text:span text:style-name="T2"/></text:p>
      <text:p text:style-name="P3"><text:span text:style-name="T3">&lt; necklace ID&gt;</text:span><text:span text:style-name="T2">. <text:s/>This gives the integer number of necklace type on this side of the half-edge type. <text:s/>It is therefore in the range 1 . . . &lt;number of necklace types&gt;.</text:span></text:p>
      <text:p text:style-name="P3"><text:span text:style-name="T2"/></text:p>
      <text:p text:style-name="P3"><text:span text:style-name="T3">&lt;start position&gt;</text:span><text:span text:style-name="T2">. <text:s/>This gives the number of beads between the start of the necklace type and the start of this half-edge type. <text:s/>It is therefore in the range 0 . . . &lt;primitive length&gt; – 1.</text:span></text:p>
      <text:p text:style-name="P3"><text:span text:style-name="T2"><text:s/></text:span></text:p>
      <text:p text:style-name="P3"><text:span text:style-name="T3">&lt;length&gt;</text:span><text:span text:style-name="T2">. <text:s/>This gives the number of beads in this half-edge type. <text:s/></text:span></text:p>
      <text:p text:style-name="P3"><text:span text:style-name="T2">Range 1 . . . (&lt;primitive length&gt; * &lt;power&gt;) – 1. <text:s/>The length may </text:span><text:span text:style-name="T1">not</text:span><text:span text:style-name="T2"> be zero.</text:span></text:p>
      <text:p text:style-name="P3"><text:span text:style-name="T2"/></text:p>
      <text:p text:style-name="P3"><text:span text:style-name="T3">&lt;complementary half-edge type&gt;</text:span><text:span text:style-name="T2">. <text:s/>This gives the half-edge number of the complementary half-edge type. <text:s/>It is in the range 1 . . . &lt;number of half-edge types, and this function must be an involution (though it may have fixed points) on the set of half-edge types. <text:s/>Range 1 . . . &lt;number of half-edge types&gt;</text:span></text:p>
      <text:p text:style-name="P3"><text:span text:style-name="T2"/></text:p>
      <text:p text:style-name="P3"><text:span text:style-name="T3">&lt;value&gt;</text:span><text:span text:style-name="T2">. <text:s/>This gives the integer (usually negative) that is added to the &lt;circle&gt;/valency value to give the value of a “pub” at this half-edge type.</text:span></text:p>
      <text:p text:style-name="P3"><text:span text:style-name="T2"/></text:p>
      <text:p text:style-name="P3"><text:span text:style-name="T3">&lt;pongo element&gt;</text:span><text:span text:style-name="T2">. <text:s/>This gives the pongo element at the start of the half-edge type. <text:s/>These must multiply together to give an accepting element of the pongo if the vertex is to be valid. <text:s/>It is therefore in the range 1 . . . &lt;pongo order&gt;</text:span></text:p>
      <text:p text:style-name="P3"><text:span text:style-name="T2"/></text:p>
      <text:p text:style-name="P3"><text:span text:style-name="T2">There is no terminator to the file, <text:s/>since its end can be deduced from the internal structure. <text:s/>This leaves the possibility open for concatenating many of these to make a file for batch processing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" style:family="paragraph" style:parent-style-name="Caption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2.29cm" fo:page-height="29.341cm" style:num-format="1" style:print-orientation="portrait" fo:margin-top="1cm" fo:margin-bottom="1cm" fo:margin-left="0.9cm" fo:margin-right="2.40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hard Parker</meta:initial-creator>
    <meta:creation-date>2011-02-22T04:16:32</meta:creation-date>
    <dc:date>2012-01-19T08:05:18</dc:date>
    <dc:creator>User </dc:creator>
    <meta:editing-duration>P1DT16H49M18S</meta:editing-duration>
    <meta:editing-cycles>75</meta:editing-cycles>
    <meta:generator>LibreOffice/3.4$Unix LibreOffice_project/340m1$Build-402</meta:generator>
    <meta:printed-by>Richard Parker</meta:printed-by>
    <meta:print-date>2011-12-15T18:04:54.67</meta:print-date>
    <meta:document-statistic meta:table-count="0" meta:image-count="0" meta:object-count="0" meta:page-count="2" meta:paragraph-count="28" meta:word-count="832" meta:character-count="4800" meta:non-whitespace-character-count="3947"/>
  </office:meta>
</office:document-meta>
</file>